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table:number-columns-repeated="1014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29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.00.0000</text:date>, <text:time style:data-style-name="N2" text:time-value="09:42:12.3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8-19T09:45:40.234000000</dc:date>
    <meta:editing-duration>P9DT13H48M35S</meta:editing-duration>
    <meta:editing-cycles>4014</meta:editing-cycles>
    <meta:document-statistic meta:table-count="1" meta:cell-count="518" meta:object-count="0"/>
    <meta:user-defined meta:name="qrichtext">1</meta:user-defined>
  </office:meta>
</office:document-meta>
</file>